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Empecemos por el nivel más fundamental, antes de entrar en detalles históricos específicos. Podemos organizar el análisis en dos bloques:</text:p>
      <text:list xml:id="list2735195437" text:style-name="L1">
        <text:list-item>
          <text:p text:style-name="P1"><text:span text:style-name="Strong_20_Emphasis">Elementos fundamentales que todas (o casi todas) las religiones comparten.</text:span></text:p>
        </text:list-item>
        <text:list-item>
          <text:p text:style-name="P1"><text:span text:style-name="Strong_20_Emphasis">Necesidades humanas profundas que explican por qué las personas creen, se aferran o encuentran sentido en ellas.</text:span></text:p>
        </text:list-item>
      </text:list>
      <text:p text:style-name="Text_20_body">Si te parece, iniciemos por el <text:span text:style-name="Strong_20_Emphasis">primer bloque</text:span>, porque nos dará una base sólida para entender el segundo.</text:p>
      <text:p text:style-name="Horizontal_20_Line"/>
      <text:h text:style-name="Heading_20_1" text:outline-level="1"><text:span text:style-name="Strong_20_Emphasis">1. ELEMENTOS FUNDAMENTALES DE LAS RELIGIONES</text:span></text:h>
      <text:p text:style-name="Text_20_body">Aunque las religiones del mundo son enormemente diversas, casi todas comparten un conjunto de estructuras conceptuales. Estas no se deben a una tradición común, sino a la manera en que el ser humano interpreta su existencia y construye significado.</text:p>
      <text:p text:style-name="Text_20_body">A nivel estructural, las religiones suelen incluir:</text:p>
      <text:p text:style-name="Horizontal_20_Line"/>
      <text:h text:style-name="Heading_20_2" text:outline-level="2"><text:span text:style-name="Strong_20_Emphasis">A. Una cosmología</text:span></text:h>
      <text:p text:style-name="Text_20_body">Una explicación del origen y la estructura del universo.<text:line-break/>Incluye ideas sobre:</text:p>
      <text:list xml:id="list1137519283" text:style-name="L2">
        <text:list-item>
          <text:p text:style-name="P2">cómo apareció el mundo,</text:p>
        </text:list-item>
        <text:list-item>
          <text:p text:style-name="P2">por qué existe algo en vez de nada,</text:p>
        </text:list-item>
        <text:list-item>
          <text:p text:style-name="P2">qué fuerzas gobiernan el orden de la realidad.</text:p>
        </text:list-item>
      </text:list>
      <text:p text:style-name="Text_20_body">La cosmología religiosa responde a la pregunta:<text:line-break/><text:span text:style-name="Strong_20_Emphasis">“¿De dónde viene todo esto?”</text:span></text:p>
      <text:p text:style-name="Horizontal_20_Line"/>
      <text:h text:style-name="Heading_20_2" text:outline-level="2"><text:span text:style-name="Strong_20_Emphasis">B. Una ontología espiritual</text:span></text:h>
      <text:p text:style-name="Text_20_body">Una descripción del tipo de “seres” que existen más allá del mundo material:</text:p>
      <text:list xml:id="list1532825600" text:style-name="L3">
        <text:list-item>
          <text:p text:style-name="P3">dioses o un Dios único,</text:p>
        </text:list-item>
        <text:list-item>
          <text:p text:style-name="P3">espíritus,</text:p>
        </text:list-item>
        <text:list-item>
          <text:p text:style-name="P3">fuerzas invisibles,</text:p>
        </text:list-item>
        <text:list-item>
          <text:p text:style-name="P3">almas,</text:p>
        </text:list-item>
        <text:list-item>
          <text:p text:style-name="P3"><text:soft-page-break/>principios o leyes sagradas.</text:p>
        </text:list-item>
      </text:list>
      <text:p text:style-name="Text_20_body">Esta ontología ofrece un marco para interpretar fenómenos misteriosos o incontrolables.</text:p>
      <text:p text:style-name="Horizontal_20_Line"/>
      <text:h text:style-name="Heading_20_2" text:outline-level="2"><text:span text:style-name="Strong_20_Emphasis">C. Un mito de origen del ser humano</text:span></text:h>
      <text:p text:style-name="Text_20_body">Todas las religiones tienen una explicación de:</text:p>
      <text:list xml:id="list3248597100" text:style-name="L4">
        <text:list-item>
          <text:p text:style-name="P4">por qué estamos aquí,</text:p>
        </text:list-item>
        <text:list-item>
          <text:p text:style-name="P4">qué somos,</text:p>
        </text:list-item>
        <text:list-item>
          <text:p text:style-name="P4">cuál es nuestro lugar en el orden universal.</text:p>
        </text:list-item>
      </text:list>
      <text:p text:style-name="Text_20_body">Esta narrativa conecta al individuo con un propósito más grande.</text:p>
      <text:p text:style-name="Horizontal_20_Line"/>
      <text:h text:style-name="Heading_20_2" text:outline-level="2"><text:span text:style-name="Strong_20_Emphasis">D. Un código moral</text:span></text:h>
      <text:p text:style-name="Text_20_body">Reglas, valores o caminos de conducta:</text:p>
      <text:list xml:id="list2282335663" text:style-name="L5">
        <text:list-item>
          <text:p text:style-name="P5">prohibiciones,</text:p>
        </text:list-item>
        <text:list-item>
          <text:p text:style-name="P5">virtudes,</text:p>
        </text:list-item>
        <text:list-item>
          <text:p text:style-name="P5">rituales de purificación,</text:p>
        </text:list-item>
        <text:list-item>
          <text:p text:style-name="P5">normas sociales.</text:p>
        </text:list-item>
      </text:list>
      <text:p text:style-name="Text_20_body">Representan la traducción práctica de la cosmología en la vida diaria.</text:p>
      <text:p text:style-name="Horizontal_20_Line"/>
      <text:h text:style-name="Heading_20_2" text:outline-level="2"><text:span text:style-name="Strong_20_Emphasis">E. Una promesa de salvación, liberación o trascendencia</text:span></text:h>
      <text:p text:style-name="Text_20_body">Puede tomar múltiples formas:</text:p>
      <text:list xml:id="list616471219" text:style-name="L6">
        <text:list-item>
          <text:p text:style-name="P6">vida eterna,</text:p>
        </text:list-item>
        <text:list-item>
          <text:p text:style-name="P6">iluminación,</text:p>
        </text:list-item>
        <text:list-item>
          <text:p text:style-name="P6">resurrección,</text:p>
        </text:list-item>
        <text:list-item>
          <text:p text:style-name="P6">nirvana,</text:p>
        </text:list-item>
        <text:list-item>
          <text:p text:style-name="P6">unión con lo divino,</text:p>
        </text:list-item>
        <text:list-item>
          <text:p text:style-name="P6">continuidad del alma,</text:p>
        </text:list-item>
        <text:list-item>
          <text:p text:style-name="P6">liberación del sufrimiento.</text:p>
        </text:list-item>
      </text:list>
      <text:p text:style-name="Text_20_body">Esta promesa ofrece dirección y esperanza.</text:p>
      <text:p text:style-name="Horizontal_20_Line"><text:soft-page-break/></text:p>
      <text:h text:style-name="Heading_20_2" text:outline-level="2"><text:span text:style-name="Strong_20_Emphasis">F. Un sistema ritual</text:span></text:h>
      <text:p text:style-name="Text_20_body">Acciones que conectan al individuo con lo sagrado:</text:p>
      <text:list xml:id="list2852808993" text:style-name="L7">
        <text:list-item>
          <text:p text:style-name="P7">oraciones,</text:p>
        </text:list-item>
        <text:list-item>
          <text:p text:style-name="P7">sacrificios,</text:p>
        </text:list-item>
        <text:list-item>
          <text:p text:style-name="P7">meditación,</text:p>
        </text:list-item>
        <text:list-item>
          <text:p text:style-name="P7">fiestas,</text:p>
        </text:list-item>
        <text:list-item>
          <text:p text:style-name="P7">peregrinaciones,</text:p>
        </text:list-item>
        <text:list-item>
          <text:p text:style-name="P7">liturgias.</text:p>
        </text:list-item>
      </text:list>
      <text:p text:style-name="Text_20_body">Los rituales actúan como mecanismos psicológicos de cohesión y significado.</text:p>
      <text:p text:style-name="Horizontal_20_Line"/>
      <text:h text:style-name="Heading_20_2" text:outline-level="2"><text:span text:style-name="Strong_20_Emphasis">G. Una comunidad</text:span></text:h>
      <text:p text:style-name="Text_20_body">La religión no es sólo creencia interna, sino pertenencia:</text:p>
      <text:list xml:id="list1672265295" text:style-name="L8">
        <text:list-item>
          <text:p text:style-name="P8">tradición compartida,</text:p>
        </text:list-item>
        <text:list-item>
          <text:p text:style-name="P8">identidad colectiva,</text:p>
        </text:list-item>
        <text:list-item>
          <text:p text:style-name="P8">apoyo emocional,</text:p>
        </text:list-item>
        <text:list-item>
          <text:p text:style-name="P8">estabilidad social.</text:p>
        </text:list-item>
      </text:list>
      <text:p text:style-name="Text_20_body">La dimensión comunitaria es tan importante como la doctrinal.</text:p>
      <text:p text:style-name="Horizontal_20_Line"/>
      <text:h text:style-name="Heading_20_2" text:outline-level="2"><text:span text:style-name="Strong_20_Emphasis">H. Una autoridad (institucional o espiritual)</text:span></text:h>
      <text:p text:style-name="Text_20_body">Un mediador entre el creyente y lo sagrado:</text:p>
      <text:list xml:id="list1862181087" text:style-name="L9">
        <text:list-item>
          <text:p text:style-name="P9">sacerdotes,</text:p>
        </text:list-item>
        <text:list-item>
          <text:p text:style-name="P9">chamanes,</text:p>
        </text:list-item>
        <text:list-item>
          <text:p text:style-name="P9">maestros iluminados,</text:p>
        </text:list-item>
        <text:list-item>
          <text:p text:style-name="P9">textos sagrados,</text:p>
        </text:list-item>
        <text:list-item>
          <text:p text:style-name="P9">profetas.</text:p>
        </text:list-item>
      </text:list>
      <text:p text:style-name="Text_20_body">La autoridad regula, interpreta y preserva la tradición.</text:p>
      <text:p text:style-name="Horizontal_20_Line"/>
      <text:h text:style-name="Heading_20_1" text:outline-level="1"><text:soft-page-break/><text:span text:style-name="Strong_20_Emphasis">2. ¿POR QUÉ LAS PERSONAS SIENTEN LA NECESIDAD DE CREER?</text:span></text:h>
      <text:p text:style-name="Text_20_body">Aquí llegamos al núcleo del asunto. Es una combinación de <text:span text:style-name="Strong_20_Emphasis">factores cognitivos, emocionales, sociales y existenciales</text:span> que son universales.</text:p>
      <text:p text:style-name="Text_20_body">Podemos resumirlos en ocho impulsos profundos:</text:p>
      <text:p text:style-name="Horizontal_20_Line"/>
      <text:h text:style-name="Heading_20_2" text:outline-level="2"><text:span text:style-name="Strong_20_Emphasis">1. La necesidad de significado</text:span></text:h>
      <text:p text:style-name="Text_20_body">El ser humano no tolera fácilmente un universo sin propósito.<text:line-break/>Las religiones proveen un <text:span text:style-name="Strong_20_Emphasis">marco narrativo</text:span> que da sentido a:</text:p>
      <text:list xml:id="list1366427224" text:style-name="L10">
        <text:list-item>
          <text:p text:style-name="P10">la vida,</text:p>
        </text:list-item>
        <text:list-item>
          <text:p text:style-name="P10">el sufrimiento,</text:p>
        </text:list-item>
        <text:list-item>
          <text:p text:style-name="P10">la muerte,</text:p>
        </text:list-item>
        <text:list-item>
          <text:p text:style-name="P10">el orden del mundo.</text:p>
        </text:list-item>
      </text:list>
      <text:p text:style-name="Horizontal_20_Line"/>
      <text:h text:style-name="Heading_20_2" text:outline-level="2"><text:span text:style-name="Strong_20_Emphasis">2. El miedo a la muerte</text:span></text:h>
      <text:p text:style-name="Text_20_body">La muerte es la pregunta central.<text:line-break/>Toda religión ofrece:</text:p>
      <text:list xml:id="list2451737178" text:style-name="L11">
        <text:list-item>
          <text:p text:style-name="P11">continuidad,</text:p>
        </text:list-item>
        <text:list-item>
          <text:p text:style-name="P11">retorno,</text:p>
        </text:list-item>
        <text:list-item>
          <text:p text:style-name="P11">transformación,</text:p>
        </text:list-item>
        <text:list-item>
          <text:p text:style-name="P11">consuelo.</text:p>
        </text:list-item>
      </text:list>
      <text:p text:style-name="Text_20_body">La fe es un mecanismo para enfrentar lo desconocido.</text:p>
      <text:p text:style-name="Horizontal_20_Line"/>
      <text:h text:style-name="Heading_20_2" text:outline-level="2"><text:span text:style-name="Strong_20_Emphasis">3. La búsqueda de protección</text:span></text:h>
      <text:p text:style-name="Text_20_body">La vida humana es precaria.<text:line-break/>Las religiones introducen agentes poderosos capaces de:</text:p>
      <text:list xml:id="list2354771362" text:style-name="L12">
        <text:list-item>
          <text:p text:style-name="P12">intervenir,</text:p>
        </text:list-item>
        <text:list-item>
          <text:p text:style-name="P12">escuchar,</text:p>
        </text:list-item>
        <text:list-item>
          <text:p text:style-name="P12">proteger,</text:p>
        </text:list-item>
        <text:list-item>
          <text:p text:style-name="P12"><text:soft-page-break/>castigar,</text:p>
        </text:list-item>
        <text:list-item>
          <text:p text:style-name="P12">recompensar.</text:p>
        </text:list-item>
      </text:list>
      <text:p text:style-name="Text_20_body">Esto ofrece sensación de control.</text:p>
      <text:p text:style-name="Horizontal_20_Line"/>
      <text:h text:style-name="Heading_20_2" text:outline-level="2"><text:span text:style-name="Strong_20_Emphasis">4. La necesidad de moral compartida</text:span></text:h>
      <text:p text:style-name="Text_20_body">La religión no sólo responde preguntas metafísicas; también estabiliza la convivencia.<text:line-break/>Proporciona un marco común de reglas y valores.</text:p>
      <text:p text:style-name="Horizontal_20_Line"/>
      <text:h text:style-name="Heading_20_2" text:outline-level="2"><text:span text:style-name="Strong_20_Emphasis">5. El deseo de pertenencia</text:span></text:h>
      <text:p text:style-name="Text_20_body">Creer junto a otros:</text:p>
      <text:list xml:id="list1236398569" text:style-name="L13">
        <text:list-item>
          <text:p text:style-name="P13">genera identidad,</text:p>
        </text:list-item>
        <text:list-item>
          <text:p text:style-name="P13">refuerza comportamientos,</text:p>
        </text:list-item>
        <text:list-item>
          <text:p text:style-name="P13">da seguridad,</text:p>
        </text:list-item>
        <text:list-item>
          <text:p text:style-name="P13">ofrece comunidad.</text:p>
        </text:list-item>
      </text:list>
      <text:p text:style-name="Horizontal_20_Line"/>
      <text:h text:style-name="Heading_20_2" text:outline-level="2"><text:span text:style-name="Strong_20_Emphasis">6. La necesidad de trascender el ego</text:span></text:h>
      <text:p text:style-name="Text_20_body">Muchas religiones permiten salir del encierro del yo, ofreciendo experiencias de:</text:p>
      <text:list xml:id="list241003617" text:style-name="L14">
        <text:list-item>
          <text:p text:style-name="P14">conexión,</text:p>
        </text:list-item>
        <text:list-item>
          <text:p text:style-name="P14">expansión,</text:p>
        </text:list-item>
        <text:list-item>
          <text:p text:style-name="P14">disolución,</text:p>
        </text:list-item>
        <text:list-item>
          <text:p text:style-name="P14">comunión con lo absoluto.</text:p>
        </text:list-item>
      </text:list>
      <text:p text:style-name="Horizontal_20_Line"/>
      <text:h text:style-name="Heading_20_2" text:outline-level="2"><text:span text:style-name="Strong_20_Emphasis">7. La intuición natural de agencia</text:span></text:h>
      <text:p text:style-name="Text_20_body">El cerebro humano está diseñado para detectar intenciones y agentes incluso donde no los hay (sesgo hiperactivo de agencia).<text:line-break/>Por eso sentimos que:</text:p>
      <text:list xml:id="list4014275070" text:style-name="L15">
        <text:list-item>
          <text:p text:style-name="P15">“alguien” observa,</text:p>
        </text:list-item>
        <text:list-item>
          <text:p text:style-name="P15">“alguien” controla,</text:p>
        </text:list-item>
        <text:list-item>
          <text:p text:style-name="P15"><text:soft-page-break/>“algo” dirige.</text:p>
        </text:list-item>
      </text:list>
      <text:p text:style-name="Text_20_body">Esta predisposición cognitiva favorece el surgimiento de seres invisibles.</text:p>
      <text:p text:style-name="Horizontal_20_Line"/>
      <text:h text:style-name="Heading_20_2" text:outline-level="2"><text:span text:style-name="Strong_20_Emphasis">8. La búsqueda de orden en el caos</text:span></text:h>
      <text:p text:style-name="Text_20_body">Las religiones transforman un mundo incierto en un universo con:</text:p>
      <text:list xml:id="list752435433" text:style-name="L16">
        <text:list-item>
          <text:p text:style-name="P16">leyes,</text:p>
        </text:list-item>
        <text:list-item>
          <text:p text:style-name="P16">sentido,</text:p>
        </text:list-item>
        <text:list-item>
          <text:p text:style-name="P16">coherencia,</text:p>
        </text:list-item>
        <text:list-item>
          <text:p text:style-name="P16">propósito.</text:p>
        </text:list-item>
      </text:list>
      <text:p text:style-name="Text_20_body">El caos psicológico se convierte en un cosmos.</text:p>
      <text:p text:style-name="Horizontal_20_Line"/>
      <text:p text:style-name="Text_20_body">Si quieres, ahora podemos seguir de dos maneras:</text:p>
      <text:list xml:id="list434616196" text:style-name="L17">
        <text:list-item>
          <text:p text:style-name="P17"><text:span text:style-name="Strong_20_Emphasis">Profundizamos aún más en cada elemento</text:span>, relacionándolo con tu teoría del “sistema inteligente” y con el marco místico de tu libro.</text:p>
        </text:list-item>
        <text:list-item>
          <text:p text:style-name="P17"><text:span text:style-name="Strong_20_Emphasis">Analizamos cómo estos elementos podrían integrarse en la historia de Elara</text:span> y en la figura del “Espíritu” que estás desarrollando.</text:p>
        </text:list-item>
        <text:list-item>
          <text:p text:style-name="P17"><text:span text:style-name="Strong_20_Emphasis">O exploramos una síntesis más abstracta para definir qué es Religión desde un punto de vista lógico y existencial.</text:span></text:p>
        </text:list-item>
      </text:list>
      <text:p text:style-name="Text_20_body">Tú eliges el siguiente pas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4T12:08:06.668000000</meta:creation-date>
    <dc:date>2025-11-14T12:46:41.052000000</dc:date>
    <meta:editing-duration>PT28M24S</meta:editing-duration>
    <meta:editing-cycles>1</meta:editing-cycles>
    <meta:document-statistic meta:table-count="0" meta:image-count="0" meta:object-count="0" meta:page-count="6" meta:paragraph-count="124" meta:word-count="801" meta:character-count="4887" meta:non-whitespace-character-count="4280"/>
    <meta:generator>LibreOffice/7.3.5.2$Windows_X86_64 LibreOffice_project/184fe81b8c8c30d8b5082578aee2fed2ea847c01</meta:generator>
  </office:meta>
</office:document-meta>
</file>